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1cm" svg:y="6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cm" svg:height="0.569cm" svg:x="1.2cm" svg:y="6.6cm">
            <draw:text-box>
              <text:p><text:span text:style-name="T1">Serial</text:span></text:p>
            </draw:text-box>
          </draw:frame>
          <draw:custom-shape draw:style-name="gr3" draw:text-style-name="P1" draw:layer="layout" svg:width="0.4cm" svg:height="0.4cm" svg:x="2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6cm" svg:height="0.887cm" svg:x="2.7cm" svg:y="6.613cm">
            <draw:text-box>
              <text:p><text:span text:style-name="T1">OpenMP (none)</text:span></text:p>
            </draw:text-box>
          </draw:frame>
          <draw:custom-shape draw:style-name="gr5" draw:text-style-name="P1" draw:layer="layout" svg:width="0.4cm" svg:height="0.4cm" svg:x="5.3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cm" svg:height="0.887cm" svg:x="5.5cm" svg:y="6.6cm">
            <draw:text-box>
              <text:p><text:span text:style-name="T1">OpenMP (compact)</text:span></text:p>
            </draw:text-box>
          </draw:frame>
          <draw:custom-shape draw:style-name="gr6" draw:text-style-name="P1" draw:layer="layout" svg:width="0.4cm" svg:height="0.4cm" svg:x="8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1cm" svg:height="0.887cm" svg:x="8.7cm" svg:y="6.6cm">
            <draw:text-box>
              <text:p><text:span text:style-name="T1">OpenMP (scatter)</text:span></text:p>
            </draw:text-box>
          </draw:frame>
          <draw:custom-shape draw:style-name="gr7" draw:text-style-name="P1" draw:layer="layout" svg:width="0.4cm" svg:height="0.4cm" svg:x="11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2cm" svg:height="0.887cm" svg:x="11.7cm" svg:y="6.613cm">
            <draw:text-box>
              <text:p><text:span text:style-name="T1">OpenMP (balanced)</text:span></text:p>
            </draw:text-box>
          </draw:frame>
          <draw:custom-shape draw:style-name="gr8" draw:text-style-name="P1" draw:layer="layout" svg:width="0.4cm" svg:height="0.4cm" svg:x="14.8cm" svg:y="6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cm" svg:height="1.205cm" svg:x="15cm" svg:y="6.6cm">
            <draw:text-box>
              <text:p><text:span text:style-name="T1">Cilk Plus</text:span></text:p>
            </draw:text-box>
          </draw:frame>
        </draw:g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6:36.731323089</dc:date>
    <meta:editing-duration>PT57M19S</meta:editing-duration>
    <meta:editing-cycles>14</meta:editing-cycles>
    <meta:generator>LibreOffice/4.1.5.3$Linux_X86_64 LibreOffice_project/410m0$Build-3</meta:generator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4cm" svg:y="0.119cm" svg:width="7.378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352cm" svg:y="5.513cm" chart:style-name="ch4">
              <text:p>c</text:p>
            </chart:title>
            <chart:categories table:cell-range-address="local-table.$A$2:.$A$15"/>
          </chart:axis>
          <chart:axis chart:dimension="y" chart:name="primary-y" chart:style-name="ch5">
            <chart:title svg:x="0.136cm" svg:y="4.289cm" chart:style-name="ch6">
              <text:p>nqueens 13 240 c (ms)</text:p>
            </chart:title>
          </chart:axis>
          <chart:series chart:style-name="ch7" chart:values-cell-range-address="local-table.$B$2:.$B$15" chart:label-cell-address="local-table.$B$1" chart:class="chart:line">
            <chart:data-point chart:repeated="14"/>
          </chart:series>
          <chart:series chart:style-name="ch8" chart:values-cell-range-address="local-table.$C$2:.$C$15" chart:label-cell-address="local-table.$C$1" chart:class="chart:line">
            <chart:data-point chart:repeated="14"/>
          </chart:series>
          <chart:series chart:style-name="ch9" chart:values-cell-range-address="local-table.$D$2:.$D$15" chart:label-cell-address="local-table.$D$1" chart:class="chart:line">
            <chart:data-point chart:repeated="14"/>
          </chart:series>
          <chart:series chart:style-name="ch10" chart:values-cell-range-address="local-table.$E$2:.$E$15" chart:label-cell-address="local-table.$E$1" chart:class="chart:line">
            <chart:data-point chart:repeated="14"/>
          </chart:series>
          <chart:series chart:style-name="ch11" chart:values-cell-range-address="local-table.$F$2:.$F$15" chart:label-cell-address="local-table.$F$1" chart:class="chart:line">
            <chart:data-point chart:repeated="14"/>
          </chart:series>
          <chart:series chart:style-name="ch12" chart:values-cell-range-address="local-table.$G$2:.$G$15" chart:label-cell-address="local-table.$G$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5510.740589">
                <text:p>15510.740589</text:p>
              </table:table-cell>
              <table:table-cell office:value-type="float" office:value="15375.847106">
                <text:p>15375.847106</text:p>
              </table:table-cell>
              <table:table-cell office:value-type="float" office:value="15383.889008">
                <text:p>15383.889008</text:p>
              </table:table-cell>
              <table:table-cell office:value-type="float" office:value="15360.779582">
                <text:p>15360.779582</text:p>
              </table:table-cell>
              <table:table-cell office:value-type="float" office:value="14558.366554">
                <text:p>14558.36655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742.062412">
                <text:p>742.062412</text:p>
              </table:table-cell>
              <table:table-cell office:value-type="float" office:value="577.85834">
                <text:p>577.85834</text:p>
              </table:table-cell>
              <table:table-cell office:value-type="float" office:value="581.904793">
                <text:p>581.904793</text:p>
              </table:table-cell>
              <table:table-cell office:value-type="float" office:value="555.128005">
                <text:p>555.128005</text:p>
              </table:table-cell>
              <table:table-cell office:value-type="float" office:value="827.960796">
                <text:p>827.9607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566.818277">
                <text:p>566.818277</text:p>
              </table:table-cell>
              <table:table-cell office:value-type="float" office:value="466.769982">
                <text:p>466.769982</text:p>
              </table:table-cell>
              <table:table-cell office:value-type="float" office:value="471.897899">
                <text:p>471.897899</text:p>
              </table:table-cell>
              <table:table-cell office:value-type="float" office:value="456.103497">
                <text:p>456.103497</text:p>
              </table:table-cell>
              <table:table-cell office:value-type="float" office:value="557.810521">
                <text:p>557.8105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579.561079">
                <text:p>579.561079</text:p>
              </table:table-cell>
              <table:table-cell office:value-type="float" office:value="486.940786">
                <text:p>486.940786</text:p>
              </table:table-cell>
              <table:table-cell office:value-type="float" office:value="500.841906">
                <text:p>500.841906</text:p>
              </table:table-cell>
              <table:table-cell office:value-type="float" office:value="484.824375">
                <text:p>484.824375</text:p>
              </table:table-cell>
              <table:table-cell office:value-type="float" office:value="531.584761">
                <text:p>531.5847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582.659833">
                <text:p>582.659833</text:p>
              </table:table-cell>
              <table:table-cell office:value-type="float" office:value="510.710625">
                <text:p>510.710625</text:p>
              </table:table-cell>
              <table:table-cell office:value-type="float" office:value="474.829527">
                <text:p>474.829527</text:p>
              </table:table-cell>
              <table:table-cell office:value-type="float" office:value="461.422015">
                <text:p>461.422015</text:p>
              </table:table-cell>
              <table:table-cell office:value-type="float" office:value="592.474661">
                <text:p>592.4746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573.727972">
                <text:p>573.727972</text:p>
              </table:table-cell>
              <table:table-cell office:value-type="float" office:value="488.382542">
                <text:p>488.382542</text:p>
              </table:table-cell>
              <table:table-cell office:value-type="float" office:value="490.060325">
                <text:p>490.060325</text:p>
              </table:table-cell>
              <table:table-cell office:value-type="float" office:value="468.479972">
                <text:p>468.479972</text:p>
              </table:table-cell>
              <table:table-cell office:value-type="float" office:value="652.950442">
                <text:p>652.9504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607.579975">
                <text:p>607.579975</text:p>
              </table:table-cell>
              <table:table-cell office:value-type="float" office:value="549.299453">
                <text:p>549.299453</text:p>
              </table:table-cell>
              <table:table-cell office:value-type="float" office:value="578.8539">
                <text:p>578.8539</text:p>
              </table:table-cell>
              <table:table-cell office:value-type="float" office:value="556.7084">
                <text:p>556.7084</text:p>
              </table:table-cell>
              <table:table-cell office:value-type="float" office:value="635.999579">
                <text:p>635.9995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855.026024">
                <text:p>855.026024</text:p>
              </table:table-cell>
              <table:table-cell office:value-type="float" office:value="741.593825">
                <text:p>741.593825</text:p>
              </table:table-cell>
              <table:table-cell office:value-type="float" office:value="758.311739">
                <text:p>758.311739</text:p>
              </table:table-cell>
              <table:table-cell office:value-type="float" office:value="717.581736">
                <text:p>717.581736</text:p>
              </table:table-cell>
              <table:table-cell office:value-type="float" office:value="705.48286">
                <text:p>705.482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89.848844">
                <text:p>1189.848844</text:p>
              </table:table-cell>
              <table:table-cell office:value-type="float" office:value="1134.052474">
                <text:p>1134.052474</text:p>
              </table:table-cell>
              <table:table-cell office:value-type="float" office:value="1122.755984">
                <text:p>1122.755984</text:p>
              </table:table-cell>
              <table:table-cell office:value-type="float" office:value="1089.17985">
                <text:p>1089.17985</text:p>
              </table:table-cell>
              <table:table-cell office:value-type="float" office:value="738.588609">
                <text:p>738.5886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833.108213">
                <text:p>1833.108213</text:p>
              </table:table-cell>
              <table:table-cell office:value-type="float" office:value="1703.435221">
                <text:p>1703.435221</text:p>
              </table:table-cell>
              <table:table-cell office:value-type="float" office:value="1733.09777">
                <text:p>1733.09777</text:p>
              </table:table-cell>
              <table:table-cell office:value-type="float" office:value="1657.894616">
                <text:p>1657.894616</text:p>
              </table:table-cell>
              <table:table-cell office:value-type="float" office:value="742.78743">
                <text:p>742.787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371.742334">
                <text:p>2371.742334</text:p>
              </table:table-cell>
              <table:table-cell office:value-type="float" office:value="2302.047986">
                <text:p>2302.047986</text:p>
              </table:table-cell>
              <table:table-cell office:value-type="float" office:value="2351.9929">
                <text:p>2351.9929</text:p>
              </table:table-cell>
              <table:table-cell office:value-type="float" office:value="2266.803883">
                <text:p>2266.803883</text:p>
              </table:table-cell>
              <table:table-cell office:value-type="float" office:value="845.045163">
                <text:p>845.0451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526.816306">
                <text:p>2526.816306</text:p>
              </table:table-cell>
              <table:table-cell office:value-type="float" office:value="2469.668765">
                <text:p>2469.668765</text:p>
              </table:table-cell>
              <table:table-cell office:value-type="float" office:value="2501.651289">
                <text:p>2501.651289</text:p>
              </table:table-cell>
              <table:table-cell office:value-type="float" office:value="2456.57805">
                <text:p>2456.57805</text:p>
              </table:table-cell>
              <table:table-cell office:value-type="float" office:value="859.685865">
                <text:p>859.6858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567.494729">
                <text:p>2567.494729</text:p>
              </table:table-cell>
              <table:table-cell office:value-type="float" office:value="2537.613414">
                <text:p>2537.613414</text:p>
              </table:table-cell>
              <table:table-cell office:value-type="float" office:value="2584.18435">
                <text:p>2584.18435</text:p>
              </table:table-cell>
              <table:table-cell office:value-type="float" office:value="2549.927594">
                <text:p>2549.927594</text:p>
              </table:table-cell>
              <table:table-cell office:value-type="float" office:value="863.424886">
                <text:p>863.4248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672.039784">
                <text:p>2672.039784</text:p>
              </table:table-cell>
              <table:table-cell office:value-type="float" office:value="2532.864847">
                <text:p>2532.864847</text:p>
              </table:table-cell>
              <table:table-cell office:value-type="float" office:value="2538.926476">
                <text:p>2538.926476</text:p>
              </table:table-cell>
              <table:table-cell office:value-type="float" office:value="2516.28846">
                <text:p>2516.28846</text:p>
              </table:table-cell>
              <table:table-cell office:value-type="float" office:value="842.129956">
                <text:p>842.129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9cm" svg:width="6.981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5cm" svg:y="5.513cm" chart:style-name="ch4">
              <text:p>c</text:p>
            </chart:title>
            <chart:categories table:cell-range-address="local-table.$A$2:.$A$15"/>
          </chart:axis>
          <chart:axis chart:dimension="y" chart:name="primary-y" chart:style-name="ch5">
            <chart:title svg:x="0.533cm" svg:y="3.958cm" chart:style-name="ch6">
              <text:p>nqueens 13 240 c</text:p>
            </chart:title>
          </chart:axis>
          <chart:series chart:style-name="ch7" chart:values-cell-range-address="local-table.$B$2:.$B$15" chart:label-cell-address="local-table.$B$1" chart:class="chart:line">
            <chart:data-point chart:repeated="14"/>
          </chart:series>
          <chart:series chart:style-name="ch8" chart:values-cell-range-address="local-table.$C$2:.$C$15" chart:label-cell-address="local-table.$C$1" chart:class="chart:line">
            <chart:data-point chart:repeated="14"/>
          </chart:series>
          <chart:series chart:style-name="ch9" chart:values-cell-range-address="local-table.$D$2:.$D$15" chart:label-cell-address="local-table.$D$1" chart:class="chart:line">
            <chart:data-point chart:repeated="14"/>
          </chart:series>
          <chart:series chart:style-name="ch10" chart:values-cell-range-address="local-table.$E$2:.$E$15" chart:label-cell-address="local-table.$E$1" chart:class="chart:line">
            <chart:data-point chart:repeated="14"/>
          </chart:series>
          <chart:series chart:style-name="ch11" chart:values-cell-range-address="local-table.$F$2:.$F$15" chart:label-cell-address="local-table.$F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73894656571901">
                <text:p>0.073894656571901</text:p>
              </table:table-cell>
              <table:table-cell office:value-type="float" office:value="0.0745429400473645">
                <text:p>0.0745429400473645</text:p>
              </table:table-cell>
              <table:table-cell office:value-type="float" office:value="0.0745039728513361">
                <text:p>0.0745039728513361</text:p>
              </table:table-cell>
              <table:table-cell office:value-type="float" office:value="0.074616059873881">
                <text:p>0.074616059873881</text:p>
              </table:table-cell>
              <table:table-cell office:value-type="float" office:value="0.0787286708813555">
                <text:p>0.078728670881355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4456125315777">
                <text:p>1.54456125315777</text:p>
              </table:table-cell>
              <table:table-cell office:value-type="float" office:value="1.98346336750976">
                <text:p>1.98346336750976</text:p>
              </table:table-cell>
              <table:table-cell office:value-type="float" office:value="1.96967074818372">
                <text:p>1.96967074818372</text:p>
              </table:table-cell>
              <table:table-cell office:value-type="float" office:value="2.06467848618086">
                <text:p>2.06467848618086</text:p>
              </table:table-cell>
              <table:table-cell office:value-type="float" office:value="1.38431777752917">
                <text:p>1.384317777529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2209578538343">
                <text:p>2.02209578538343</text:p>
              </table:table-cell>
              <table:table-cell office:value-type="float" office:value="2.45551533560271">
                <text:p>2.45551533560271</text:p>
              </table:table-cell>
              <table:table-cell office:value-type="float" office:value="2.42883227797545">
                <text:p>2.42883227797545</text:p>
              </table:table-cell>
              <table:table-cell office:value-type="float" office:value="2.51294027899111">
                <text:p>2.51294027899111</text:p>
              </table:table-cell>
              <table:table-cell office:value-type="float" office:value="2.05474942807685">
                <text:p>2.054749428076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97763599132232">
                <text:p>1.97763599132232</text:p>
              </table:table-cell>
              <table:table-cell office:value-type="float" office:value="2.35379923381485">
                <text:p>2.35379923381485</text:p>
              </table:table-cell>
              <table:table-cell office:value-type="float" office:value="2.2884683475348">
                <text:p>2.2884683475348</text:p>
              </table:table-cell>
              <table:table-cell office:value-type="float" office:value="2.36407430835135">
                <text:p>2.36407430835135</text:p>
              </table:table-cell>
              <table:table-cell office:value-type="float" office:value="2.15612059089858">
                <text:p>2.156120590898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6711834948128">
                <text:p>1.96711834948128</text:p>
              </table:table-cell>
              <table:table-cell office:value-type="float" office:value="2.24424711939369">
                <text:p>2.24424711939369</text:p>
              </table:table-cell>
              <table:table-cell office:value-type="float" office:value="2.4138365114771">
                <text:p>2.4138365114771</text:p>
              </table:table-cell>
              <table:table-cell office:value-type="float" office:value="2.48397521518344">
                <text:p>2.48397521518344</text:p>
              </table:table-cell>
              <table:table-cell office:value-type="float" office:value="1.93453142293962">
                <text:p>1.934531422939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99774266714679">
                <text:p>1.99774266714679</text:p>
              </table:table-cell>
              <table:table-cell office:value-type="float" office:value="2.34685057395029">
                <text:p>2.34685057395029</text:p>
              </table:table-cell>
              <table:table-cell office:value-type="float" office:value="2.33881583660134">
                <text:p>2.33881583660134</text:p>
              </table:table-cell>
              <table:table-cell office:value-type="float" office:value="2.4465525049169">
                <text:p>2.4465525049169</text:p>
              </table:table-cell>
              <table:table-cell office:value-type="float" office:value="1.75535657115001">
                <text:p>1.755356571150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88643618315432">
                <text:p>1.88643618315432</text:p>
              </table:table-cell>
              <table:table-cell office:value-type="float" office:value="2.0865865471743">
                <text:p>2.0865865471743</text:p>
              </table:table-cell>
              <table:table-cell office:value-type="float" office:value="1.98005204594804">
                <text:p>1.98005204594804</text:p>
              </table:table-cell>
              <table:table-cell office:value-type="float" office:value="2.05881723537852">
                <text:p>2.05881723537852</text:p>
              </table:table-cell>
              <table:table-cell office:value-type="float" office:value="1.80214089261213">
                <text:p>1.802140892612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4049820336229">
                <text:p>1.34049820336229</text:p>
              </table:table-cell>
              <table:table-cell office:value-type="float" office:value="1.54553720697445">
                <text:p>1.54553720697445</text:p>
              </table:table-cell>
              <table:table-cell office:value-type="float" office:value="1.51146394029382">
                <text:p>1.51146394029382</text:p>
              </table:table-cell>
              <table:table-cell office:value-type="float" office:value="1.59725476764364">
                <text:p>1.59725476764364</text:p>
              </table:table-cell>
              <table:table-cell office:value-type="float" office:value="1.62464733586866">
                <text:p>1.624647335868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3282735264817">
                <text:p>0.963282735264817</text:p>
              </table:table-cell>
              <table:table-cell office:value-type="float" office:value="1.01067708530038">
                <text:p>1.01067708530038</text:p>
              </table:table-cell>
              <table:table-cell office:value-type="float" office:value="1.0208459053735">
                <text:p>1.0208459053735</text:p>
              </table:table-cell>
              <table:table-cell office:value-type="float" office:value="1.05231550969291">
                <text:p>1.05231550969291</text:p>
              </table:table-cell>
              <table:table-cell office:value-type="float" office:value="1.55182578641691">
                <text:p>1.551825786416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25255421841264">
                <text:p>0.625255421841264</text:p>
              </table:table-cell>
              <table:table-cell office:value-type="float" office:value="0.672852618561654">
                <text:p>0.672852618561654</text:p>
              </table:table-cell>
              <table:table-cell office:value-type="float" office:value="0.661336520558791">
                <text:p>0.661336520558791</text:p>
              </table:table-cell>
              <table:table-cell office:value-type="float" office:value="0.691335165660493">
                <text:p>0.691335165660493</text:p>
              </table:table-cell>
              <table:table-cell office:value-type="float" office:value="1.54305364187437">
                <text:p>1.54305364187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3256900452155">
                <text:p>0.483256900452155</text:p>
              </table:table-cell>
              <table:table-cell office:value-type="float" office:value="0.497887470621996">
                <text:p>0.497887470621996</text:p>
              </table:table-cell>
              <table:table-cell office:value-type="float" office:value="0.48731475720016">
                <text:p>0.48731475720016</text:p>
              </table:table-cell>
              <table:table-cell office:value-type="float" office:value="0.505628589043669">
                <text:p>0.505628589043669</text:p>
              </table:table-cell>
              <table:table-cell office:value-type="float" office:value="1.35633087932367">
                <text:p>1.356330879323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53598801890904">
                <text:p>0.453598801890904</text:p>
              </table:table-cell>
              <table:table-cell office:value-type="float" office:value="0.464094969027152">
                <text:p>0.464094969027152</text:p>
              </table:table-cell>
              <table:table-cell office:value-type="float" office:value="0.458161716638837">
                <text:p>0.458161716638837</text:p>
              </table:table-cell>
              <table:table-cell office:value-type="float" office:value="0.466568057546553">
                <text:p>0.466568057546553</text:p>
              </table:table-cell>
              <table:table-cell office:value-type="float" office:value="1.33323216731032">
                <text:p>1.333232167310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4641215269268">
                <text:p>0.44641215269268</text:p>
              </table:table-cell>
              <table:table-cell office:value-type="float" office:value="0.451668817116365">
                <text:p>0.451668817116365</text:p>
              </table:table-cell>
              <table:table-cell office:value-type="float" office:value="0.443529057437408">
                <text:p>0.443529057437408</text:p>
              </table:table-cell>
              <table:table-cell office:value-type="float" office:value="0.449487605725326">
                <text:p>0.449487605725326</text:p>
              </table:table-cell>
              <table:table-cell office:value-type="float" office:value="1.32745866789853">
                <text:p>1.327458667898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28946026875474">
                <text:p>0.428946026875474</text:p>
              </table:table-cell>
              <table:table-cell office:value-type="float" office:value="0.452515597252474">
                <text:p>0.452515597252474</text:p>
              </table:table-cell>
              <table:table-cell office:value-type="float" office:value="0.451435226594565">
                <text:p>0.451435226594565</text:p>
              </table:table-cell>
              <table:table-cell office:value-type="float" office:value="0.45549660431221">
                <text:p>0.45549660431221</text:p>
              </table:table-cell>
              <table:table-cell office:value-type="float" office:value="1.36102609915945">
                <text:p>1.36102609915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